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1 Problem statement Consider a color image I - we can decompose such image into two essential components, luminance and chrominance. With this knowledge, we can express the original image as I = (Il , Ic). The image can be fully reconstructed given the two components, but having 1 2 CHAPTER 1. INTRODUCTION either of the components alone is incomplete. Luminance images can still be viewed and appear naturally, since this component conveys most of the visual information, such as object edges and lighting effects. Example of such decomposition can be observed in Figure 1.1, notice that the luminance component is what is commonly known as a grayscale image, and in some contexts, the two concepts overlap. (a) (b) (c) Figure 1.1: Color image (a) decomposed into (b) luminance and (c) chrominance in the Lab color space. The problem this thesis attempts to explore is one where the grayscale Il is available, but Ic is not known and must be derived automatically. For each pixel of the grayscale target image, we look for a color value to assign to this pixel. This estimation is commonly performed in the Lab color space, as it attempts to maximize the decorrelation of luminance and chrominance channels. In other words, we seek to learn a mapping Pˆ = F(P) (1.1) from the pixels P ∈ R H×W of the grayscale image to the associated color channels Pˆ ∈ R H×W×2 . Notice that this problem is necessarily multimodal in its nature, as there are multiple plausible colorizations of many objects. We state that there is no one correct solution - in fact, almost any object can take on a wide range of colors. However, the colorization can be dependent on the context hidden within the scene which the object is a part of. As such, even comparing two resulting colorizations can be difficult, since there are many methods to defining an image distance function, and traditional metrics penalize plausibly but incorrectly colorized images. For instance, when comparing an image of a car that is colored blue, but appears red in the ground truth image, most metrics will calculate high error rate. Thus, colorization results require subjective inspection, as deciding whether an image is plausibly colored via automated means is a problem nearly as difficult as colorization itsel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30T09:52:34.685264670</meta:creation-date>
    <meta:editing-duration>PT1M4S</meta:editing-duration>
    <meta:editing-cycles>2</meta:editing-cycles>
    <meta:generator>LibreOffice/7.3.7.2$Linux_X86_64 LibreOffice_project/30$Build-2</meta:generator>
    <dc:date>2023-09-30T09:53:35.037399485</dc:date>
    <meta:document-statistic meta:table-count="0" meta:image-count="0" meta:object-count="0" meta:page-count="1" meta:paragraph-count="1" meta:word-count="383" meta:character-count="2279" meta:non-whitespace-character-count="1897"/>
  </office:meta>
</office:document-meta>
</file>